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2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30deg</text:p>
          </table:table-cell>
          <table:table-cell table:style-name="ce3" office:value-type="string" calcext:value-type="string">
            <text:p>45deg</text:p>
          </table:table-cell>
          <table:table-cell table:style-name="ce3" office:value-type="string" calcext:value-type="string">
            <text:p>60deg</text:p>
          </table:table-cell>
          <table:table-cell table:style-name="ce3"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albi_himbeer_juic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black_bowl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blue_cu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blue_plastic_bowl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blue_spotted_plate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ppuccino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ffee_el_bryg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_blue_plastic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_red_plastic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_ycb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ying_pa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ying_spatu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a_curry_ketchup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a_milch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od_salz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lloggs_corn_flake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lloggs_toppas_mini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fe_blue_plastic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knife_red_plastic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knife_ycb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knusper_schoko_kek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arge_grey_spoon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linux_c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_cereal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ken_salz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r_salz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ondamin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squik_cereal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cake_maker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fanner_grune_icetea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fanner_pfirsch_icetea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itcher_whit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itcher_yellow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gles_paprika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ingles_salt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ingles_vinegar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d_spotted_bowl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d_spotted_cu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red_spotted_plate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ine_butter_milch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otted_spatula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soja_milch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pitzen_rei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oaster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omato_al_gusto_basiliku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omato_sauce_oro_di_parma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oll_milch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hite_bowl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yellow_plat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12:22:54.7285443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bferka </meta:initial-creator>
    <meta:creation-date>2016-07-08T08:46:52.687276669</meta:creation-date>
    <meta:printed-by>bbferka </meta:printed-by>
    <meta:print-date>2016-07-08T08:50:17.166916724</meta:print-date>
    <dc:date>2016-08-03T13:01:57.044549539</dc:date>
    <dc:creator>ferenc </dc:creator>
    <meta:editing-duration>PT38M</meta:editing-duration>
    <meta:editing-cycles>9</meta:editing-cycles>
    <meta:generator>LibreOffice/4.2.8.2$Linux_X86_64 LibreOffice_project/420m0$Build-2</meta:generator>
    <meta:document-statistic meta:table-count="1" meta:cell-count="177" meta:object-count="0"/>
  </office:meta>
</office:document-meta>
</file>